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style:rel-width="100%" table:align="left"/>
    </style:style>
    <style:style style:name="表格1.A" style:family="table-column">
      <style:table-column-properties style:column-width="17cm" style:rel-column-width="65535*"/>
    </style:style>
    <style:style style:name="表格1.1" style:family="table-row">
      <style:table-row-properties fo:background-color="#ffffff">
        <style:background-image/>
      </style:table-row-properties>
    </style:style>
    <style:style style:name="表格1.A1" style:family="table-cell">
      <style:table-cell-properties style:vertical-align="middle" fo:padding="0.079cm" fo:border="0.75pt solid #808080"/>
    </style:style>
    <style:style style:name="表格2" style:family="table">
      <style:table-properties style:width="17cm" style:rel-width="100%" table:align="left"/>
    </style:style>
    <style:style style:name="表格2.A" style:family="table-column">
      <style:table-column-properties style:column-width="17cm" style:rel-column-width="65535*"/>
    </style:style>
    <style:style style:name="表格2.1" style:family="table-row">
      <style:table-row-properties fo:background-color="#ffffff">
        <style:background-image/>
      </style:table-row-properties>
    </style:style>
    <style:style style:name="表格2.A1" style:family="table-cell">
      <style:table-cell-properties style:vertical-align="middle" fo:padding="0.079cm" fo:border="0.75pt solid #808080"/>
    </style:style>
    <style:style style:name="P1" style:family="paragraph" style:parent-style-name="Standard">
      <style:text-properties fo:font-size="24pt" fo:font-weight="bold" officeooo:rsid="0018ad08" officeooo:paragraph-rsid="0018ad08" style:font-size-asian="24pt" style:language-asian="zh" style:country-asian="CN" style:font-weight-asian="bold" style:font-size-complex="24pt" style:font-weight-complex="bold"/>
    </style:style>
    <style:style style:name="P2" style:family="paragraph" style:parent-style-name="Standard">
      <style:text-properties fo:font-size="17.1000003814697pt" fo:font-weight="normal" officeooo:rsid="0018ad08" officeooo:paragraph-rsid="0018ad08" style:font-size-asian="15pt" style:language-asian="zh" style:country-asian="CN" style:font-weight-asian="normal" style:font-size-complex="17.1000003814697pt" style:font-weight-complex="normal"/>
    </style:style>
    <style:style style:name="P3" style:family="paragraph" style:parent-style-name="Standard">
      <style:text-properties fo:font-size="17.1000003814697pt" fo:font-weight="normal" officeooo:rsid="001a5063" officeooo:paragraph-rsid="001a5063" style:font-size-asian="15pt" style:language-asian="zh" style:country-asian="CN" style:font-weight-asian="normal" style:font-size-complex="17.1000003814697pt" style:font-weight-complex="normal"/>
    </style:style>
    <style:style style:name="P4" style:family="paragraph" style:parent-style-name="Standard">
      <style:text-properties fo:font-size="17.1000003814697pt" fo:font-weight="normal" officeooo:rsid="001c104a" officeooo:paragraph-rsid="001c104a" style:font-size-asian="15pt" style:language-asian="zh" style:country-asian="CN" style:font-weight-asian="normal" style:font-size-complex="17.1000003814697pt" style:font-weight-complex="normal"/>
    </style:style>
    <style:style style:name="P5" style:family="paragraph" style:parent-style-name="Standard">
      <style:text-properties fo:font-size="17.1000003814697pt" fo:font-weight="normal" officeooo:rsid="001de8d1" officeooo:paragraph-rsid="001de8d1" style:font-size-asian="15pt" style:language-asian="zh" style:country-asian="CN" style:font-weight-asian="normal" style:font-size-complex="17.1000003814697pt" style:font-weight-complex="normal"/>
    </style:style>
    <style:style style:name="P6" style:family="paragraph" style:parent-style-name="Standard">
      <style:text-properties officeooo:paragraph-rsid="0018ad08"/>
    </style:style>
    <style:style style:name="P7" style:family="paragraph" style:parent-style-name="Standard">
      <style:text-properties fo:color="#ff0000" officeooo:paragraph-rsid="0019ae88"/>
    </style:style>
    <style:style style:name="P8" style:family="paragraph" style:parent-style-name="Standard">
      <style:text-properties fo:color="#ff0000" officeooo:rsid="001c104a" officeooo:paragraph-rsid="001c104a"/>
    </style:style>
    <style:style style:name="P9" style:family="paragraph" style:parent-style-name="Standard">
      <style:text-properties fo:color="#000000" officeooo:rsid="001c104a" officeooo:paragraph-rsid="001c104a"/>
    </style:style>
    <style:style style:name="P10" style:family="paragraph" style:parent-style-name="Standard">
      <style:text-properties fo:color="#000000" officeooo:rsid="001de1d5" officeooo:paragraph-rsid="001de1d5"/>
    </style:style>
    <style:style style:name="P11" style:family="paragraph" style:parent-style-name="Standard">
      <style:text-properties fo:color="#000000" fo:font-weight="bold" officeooo:rsid="001de8d1" officeooo:paragraph-rsid="001de8d1" style:language-asian="zh" style:country-asian="CN" style:font-weight-asian="bold" style:font-weight-complex="bold"/>
    </style:style>
    <style:style style:name="P12" style:family="paragraph" style:parent-style-name="Standard">
      <style:text-properties fo:font-size="22pt" fo:font-weight="bold" officeooo:rsid="001a5063" officeooo:paragraph-rsid="001a5063" style:font-size-asian="22pt" style:language-asian="zh" style:country-asian="CN" style:font-weight-asian="bold" style:font-size-complex="22pt" style:font-weight-complex="bold"/>
    </style:style>
    <style:style style:name="P13" style:family="paragraph" style:parent-style-name="Standard">
      <style:text-properties fo:font-size="16pt" fo:font-weight="bold" officeooo:rsid="001de8d1" officeooo:paragraph-rsid="001de8d1" style:font-size-asian="16pt" style:language-asian="zh" style:country-asian="CN" style:font-weight-asian="bold" style:font-size-complex="16pt" style:font-weight-complex="bold"/>
    </style:style>
    <style:style style:name="P14" style:family="paragraph" style:parent-style-name="Standard">
      <style:text-properties fo:font-size="36pt" fo:font-weight="normal" officeooo:rsid="001a5063" officeooo:paragraph-rsid="001a5063" style:font-size-asian="36pt" style:language-asian="zh" style:country-asian="CN" style:font-weight-asian="normal" style:font-size-complex="36pt" style:font-weight-complex="normal"/>
    </style:style>
    <style:style style:name="T1" style:family="text">
      <style:text-properties fo:font-size="17.1000003814697pt" fo:font-weight="normal" officeooo:rsid="0018ad08" style:font-size-asian="15pt" style:language-asian="zh" style:country-asian="CN" style:font-weight-asian="normal" style:font-size-complex="17.1000003814697pt" style:font-weight-complex="normal"/>
    </style:style>
    <style:style style:name="T2" style:family="text">
      <style:text-properties fo:font-size="17.1000003814697pt" fo:font-weight="normal" officeooo:rsid="0019ae88" style:font-size-asian="15pt" style:language-asian="zh" style:country-asian="CN" style:font-weight-asian="normal" style:font-size-complex="17.1000003814697pt" style:font-weight-complex="normal"/>
    </style:style>
    <style:style style:name="T3" style:family="text">
      <style:text-properties fo:font-size="17.1000003814697pt" fo:font-weight="normal" officeooo:rsid="001c104a" style:font-size-asian="15pt" style:language-asian="zh" style:country-asian="CN" style:font-weight-asian="normal" style:font-size-complex="17.1000003814697pt" style:font-weight-complex="normal"/>
    </style:style>
    <style:style style:name="T4" style:family="text">
      <style:text-properties fo:font-weight="bold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style:font-size-asian="15pt" style:language-asian="zh" style:country-asian="CN" style:font-size-complex="15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26pt" style:font-size-asian="26pt" style:font-size-complex="2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序列化流(对象流)</text:p>
      <text:p text:style-name="P2">把对象以流的形式存储在硬盘上或者数据库中的过程就是序列化流</text:p>
      <text:p text:style-name="P2">序列化流分为:</text:p>
      <text:p text:style-name="P6"><text:span text:style-name="T1">1,对象输出流:</text:span><office:annotation><dc:date>2017-12-31T12:25:21</dc:date><text:p>HTML: &lt;NOSCRIPT&gt;</text:p></office:annotation><office:annotation><dc:date>2017-12-31T12:25:21</dc:date><text:p>HTML: &lt;/NOSCRIPT&gt;</text:p></office:annotation>ObjectOutputStream 将 Java 对象的基本数据类型和图形写入 OutputStream</text:p>
      <text:p text:style-name="P6"/>
      <text:p text:style-name="P6"><text:span text:style-name="T1">2,对象输入流:</text:span><office:annotation><dc:date>2017-12-31T12:25:53.663000000</dc:date><text:p>HTML: &lt;NOSCRIPT&gt;</text:p></office:annotation><office:annotation><dc:date>2017-12-31T12:25:53.663000000</dc:date><text:p>HTML: &lt;/NOSCRIPT&gt;</text:p></office:annotation>ObjectInputStream 对以前使用 ObjectOutputStream 写入的基本数据和对象进行反序列化</text:p>
      <text:p text:style-name="P2"/>
      <text:p text:style-name="P1">1,序列化输出流</text:p>
      <text:p text:style-name="P2"><text:span text:style-name="T9"><office:annotation><dc:date>2017-12-31T12:25:21</dc:date><text:p>HTML: &lt;NOSCRIPT&gt;</text:p></office:annotation></text:span><text:span text:style-name="T9"><office:annotation><dc:date>2017-12-31T12:25:21</dc:date><text:p>HTML: &lt;/NOSCRIPT&gt;</text:p></office:annotation></text:span><text:span text:style-name="T9">ObjectOutputStream</text:span> </text:p>
      <text:p text:style-name="P2">构造器:</text:p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Table_20_Contents"><text:span text:style-name="Source_20_Text"><text:span text:style-name="T4"><office:annotation><dc:date>2017-12-31T12:28:01.791000000</dc:date><text:p>HTML: &lt;NOSCRIPT&gt;</text:p></office:annotation></text:span></text:span><text:span text:style-name="Source_20_Text"><text:span text:style-name="T4"><office:annotation><dc:date>2017-12-31T12:28:01.791000000</dc:date><text:p>HTML: &lt;/NOSCRIPT&gt;</text:p></office:annotation></text:span></text:span><text:span text:style-name="Source_20_Text"><text:span text:style-name="T4">ObjectOutputStream</text:span></text:span><text:span text:style-name="Source_20_Text">(</text:span><text:span text:style-name="Source_20_Text">OutputStream</text:span><text:span text:style-name="Source_20_Text"> out)</text:span> <text:line-break/>          创建写入指定 OutputStream 的 ObjectOutputStream。</text:p>
          </table:table-cell>
        </table:table-row>
      </table:table>
      <text:p text:style-name="P7"><text:span text:style-name="T3">注意:</text:span><text:span text:style-name="T2">如果想要序列化某个对象，那么这个对象对应的类</text:span><text:span text:style-name="T5"><office:annotation><dc:date>2017-12-31T12:46:07.079000000</dc:date><text:p>HTML: &lt;NOSCRIPT&gt;</text:p></office:annotation></text:span><text:span text:style-name="T5"><office:annotation><dc:date>2017-12-31T12:46:07.079000000</dc:date><text:p>HTML: &lt;/NOSCRIPT&gt;</text:p></office:annotation></text:span><text:span text:style-name="T5">通过实现 java.io.Serializable 接口以启用其序列化功能</text:span></text:p>
      <text:p text:style-name="P7"><text:span text:style-name="T5"/></text:p>
      <text:p text:style-name="P8"><text:span text:style-name="T5">//</text:span><text:span text:style-name="T6">注意:</text:span><text:span text:style-name="T5">给类一个指定的序列化版本的ID，如果这个类发生了变化不会影响反序列化,</text:span><text:span text:style-name="T6">这样在类改变后不会影响反序列化</text:span></text:p>
      <text:p text:style-name="P8"><text:span text:style-name="T5"><text:tab/>private static final long serialVersionUID = -186717336456597747L;</text:span></text:p>
      <text:p text:style-name="P9"><text:span text:style-name="T5">//创建序列化的对象,传入一个字节流对象文件</text:span></text:p>
      <text:p text:style-name="P9"><text:span text:style-name="T5"><text:s text:c="4"/><text:tab/>ObjectOutputStream os=null;</text:span></text:p>
      <text:p text:style-name="P9"><text:span text:style-name="T5"><text:s text:c="4"/><text:tab/>try {</text:span></text:p>
      <text:p text:style-name="P9"><text:span text:style-name="T5"><text:tab/><text:tab/> os=new ObjectOutputStream(new FileOutputStream("person.txt"));</text:span></text:p>
      <text:p text:style-name="P9"><text:span text:style-name="T5">//调用对序列化流对象的写入方法</text:span></text:p>
      <text:p text:style-name="P9"><text:span text:style-name="T5"><text:tab/><text:tab/> os.writeObject(p);</text:span></text:p>
      <text:p text:style-name="P11"><text:span text:style-name="T5">集合序列化:</text:span></text:p>
      <text:p text:style-name="P10"><text:span text:style-name="T5">//多个对象通过集合的方式写入到序列化中</text:span></text:p>
      <text:p text:style-name="P10"><text:span text:style-name="T5"><text:s text:c="4"/><text:tab/><text:tab/><text:tab/> ArrayList&lt;Person&gt; al=new ArrayList&lt;Person&gt;();</text:span></text:p>
      <text:p text:style-name="P10"><text:span text:style-name="T5">//将集合写入到序列化对象中</text:span></text:p>
      <text:p text:style-name="P10"><text:span text:style-name="T5"><text:s text:c="4"/><text:tab/><text:tab/><text:tab/> os.writeObject(al);</text:span></text:p>
      <text:p text:style-name="P12">2，反序列化输入流</text:p>
      <text:p text:style-name="P14"><office:annotation><dc:date>2017-12-31T12:25:53.663000000</dc:date><text:p>HTML: &lt;NOSCRIPT&gt;</text:p></office:annotation><office:annotation><dc:date>2017-12-31T12:25:53.663000000</dc:date><text:p>HTML: &lt;/NOSCRIPT&gt;</text:p></office:annotation>ObjectInputStream</text:p>
      <text:p text:style-name="P3">构造器:</text:p>
      <table:table table:name="表格2" table:style-name="表格2">
        <table:table-column table:style-name="表格2.A"/>
        <table:table-row table:style-name="表格2.1">
          <table:table-cell table:style-name="表格2.A1" office:value-type="string">
            <text:p text:style-name="Table_20_Contents"><text:span text:style-name="Source_20_Text"><text:span text:style-name="T4"><office:annotation><dc:date>2017-12-31T12:53:18.253000000</dc:date><text:p>HTML: &lt;NOSCRIPT&gt;</text:p></office:annotation></text:span></text:span><text:span text:style-name="Source_20_Text"><text:span text:style-name="T4"><office:annotation><dc:date>2017-12-31T12:53:18.253000000</dc:date><text:p>HTML: &lt;/NOSCRIPT&gt;</text:p></office:annotation></text:span></text:span><text:span text:style-name="Source_20_Text"><text:span text:style-name="T4">ObjectInputStream</text:span></text:span><text:span text:style-name="Source_20_Text">(</text:span><text:span text:style-name="Source_20_Text">InputStream</text:span><text:span text:style-name="Source_20_Text"> in)</text:span> <text:line-break/>          创建从指定 InputStream 读取的 ObjectInputStream。</text:p>
          </table:table-cell>
        </table:table-row>
      </table:table>
      <text:p text:style-name="P4">//创建反序列化的对象,传入一个字节流序列化对象文件</text:p>
      <text:p text:style-name="P4"><text:s text:c="4"/><text:tab/> <text:s text:c="3"/><text:tab/>ObjectInputStream os=null;</text:p>
      <text:p text:style-name="P4"><text:soft-page-break/><text:s text:c="4"/><text:tab/> <text:s text:c="3"/><text:tab/>try { <text:s/><text:tab/><text:tab/><text:tab/> os=newObjectInputStream(newFileInputStream("person.txt"));</text:p>
      <text:p text:style-name="P4"/>
      <text:p text:style-name="P4">//从反序列化的流中读取数据</text:p>
      <text:p text:style-name="P4"><text:s text:c="4"/><text:tab/><text:tab/><text:tab/> Object obj=os.readObject();</text:p>
      <text:p text:style-name="P4"><text:s text:c="4"/><text:tab/><text:tab/><text:tab/> Person p=(Person)obj;</text:p>
      <text:p text:style-name="P13">集合反序列化:</text:p>
      <text:p text:style-name="P5"><text:s text:c="3"/>//将反序列化的类型转换为集合遍历读取序列化的集合</text:p>
      <text:p text:style-name="P5">Object obj=os.readObject();</text:p>
      <text:p text:style-name="P5"><text:s text:c="4"/>ArrayList&lt;Person&gt; al=(ArrayList&lt;Person&gt;)obj;</text:p>
      <text:p text:style-name="P5"><text:s text:c="4"/>for(Person p:al){</text:p>
      <text:p text:style-name="P5"><text:s text:c="4"/><text:tab/><text:tab/><text:tab/>System.out.println(p);</text:p>
      <text:p text:style-name="P5"><text:s text:c="4"/><text:tab/><text:tab/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新宋体" fo:font-family="新宋体" style:font-family-generic="modern" style:font-pitch="fixed" style:font-name-asian="新宋体" style:font-family-asian="新宋体" style:font-family-generic-asian="modern" style:font-pitch-asian="fixed" style:font-name-complex="新宋体" style:font-family-complex="新宋体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6M3S</meta:editing-duration>
    <meta:editing-cycles>5</meta:editing-cycles>
    <meta:generator>LibreOffice/5.3.0.3$Windows_X86_64 LibreOffice_project/7074905676c47b82bbcfbea1aeefc84afe1c50e1</meta:generator>
    <dc:date>2017-12-31T13:45:28.120000000</dc:date>
    <meta:document-statistic meta:table-count="2" meta:image-count="0" meta:object-count="0" meta:page-count="2" meta:paragraph-count="40" meta:word-count="422" meta:character-count="1265" meta:non-whitespace-character-count="1104"/>
    <meta:user-defined meta:name="Info 1"/>
    <meta:user-defined meta:name="Info 2"/>
    <meta:user-defined meta:name="Info 3"/>
    <meta:user-defined meta:name="Info 4"/>
  </office:meta>
</office:document-meta>
</file>